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5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5.00pt" fo:font-weight="bold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5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5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5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5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5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5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5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5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5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5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5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5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5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<text:tab/><text:tab/><text:tab/><text:tab/></text:span><text:span text:style-name="T2">Lab#3<text:s text:c="11"/>Team:</text:span><text:span text:style-name="T3">Dreamteam</text:span></text:p>
      <text:p text:style-name="P1"><text:span text:style-name="T4"/></text:p>
      <text:p text:style-name="P1"><text:span text:style-name="T4"/></text:p>
      <text:p text:style-name="P2"><text:span text:style-name="T5">Fig-1<text:s/></text:span><text:span text:style-name="T6">User can forget password and no functionality to know or change password</text:span><text:span text:style-name="T7"/></text:p>
      <text:p text:style-name="P2"><text:span text:style-name="T7">Fig-2<text:s/></text:span><text:span text:style-name="T8">There is no information about yourself</text:span><text:span text:style-name="T9"/></text:p>
      <text:p text:style-name="P2"><text:span text:style-name="T9">Fig-3<text:s/></text:span><text:span text:style-name="T10">To look shedule student must log in, it can be more comfortable if student logs in only at the first time.</text:span><text:span text:style-name="T11"/></text:p>
      <text:p text:style-name="P2"><text:span text:style-name="T11">Fig-4<text:s/></text:span><text:span text:style-name="T12">There is no buttons go back or enter.<text:s/></text:span><text:span text:style-name="T13"/></text:p>
      <text:p text:style-name="P2"><text:span text:style-name="T13">Fig-5<text:s/></text:span><text:span text:style-name="T14">No description about priority</text:span><text:span text:style-name="T15"/></text:p>
      <text:p text:style-name="P2"><text:span text:style-name="T15">Fig-6<text:s/></text:span><text:span text:style-name="T16">Category is not important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